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egue um conjunto enxuto de <text:span text:style-name="Strong_20_Emphasis">Actions especializadas</text:span> para o Agente Finovia, alinhadas a Finanças, Governança, Compliance e Orquestração multi-tenant, com EDA e resiliência. Incluo um esqueleto OpenAPI e contratos de evento.</text:p>
      <text:h text:style-name="Heading_20_1" text:outline-level="1">Actions do Agente Finovia</text:h>
      <text:h text:style-name="Heading_20_2" text:outline-level="2">1) Governança e White-Label (Admin Master)</text:h>
      <text:list xml:id="list2445874710" text:style-name="L1">
        <text:list-item>
          <text:p text:style-name="P3"><text:span text:style-name="Strong_20_Emphasis">franchise_create</text:span></text:p>
          <text:list>
            <text:list-item>
              <text:p text:style-name="P3">Entrada: <text:span text:style-name="Source_20_Text">name</text:span>, <text:span text:style-name="Source_20_Text">jurisdiction</text:span>, <text:span text:style-name="Source_20_Text">owner_id</text:span>, <text:span text:style-name="Source_20_Text">branding</text:span>, <text:span text:style-name="Source_20_Text">risk_tier</text:span></text:p>
            </text:list-item>
            <text:list-item>
              <text:p text:style-name="P3">Saída: <text:span text:style-name="Source_20_Text">franchise_id</text:span></text:p>
            </text:list-item>
            <text:list-item>
              <text:p text:style-name="P3">Efeitos: provisiona tenant, chaves, políticas.</text:p>
            </text:list-item>
            <text:list-item>
              <text:p text:style-name="P3">Idempotência: <text:span text:style-name="Source_20_Text">Idempotency-Key</text:span></text:p>
            </text:list-item>
          </text:list>
        </text:list-item>
        <text:list-item>
          <text:p text:style-name="P3"><text:span text:style-name="Strong_20_Emphasis">tenant_provision</text:span></text:p>
          <text:list>
            <text:list-item>
              <text:p text:style-name="P3">Entrada: <text:span text:style-name="Source_20_Text">franchise_id</text:span>, <text:span text:style-name="Source_20_Text">tenant_code</text:span>, <text:span text:style-name="Source_20_Text">limits</text:span>, <text:span text:style-name="Source_20_Text">features[]</text:span></text:p>
            </text:list-item>
            <text:list-item>
              <text:p text:style-name="P3">Saída: <text:span text:style-name="Source_20_Text">tenant_id</text:span></text:p>
            </text:list-item>
          </text:list>
        </text:list-item>
        <text:list-item>
          <text:p text:style-name="P3"><text:span text:style-name="Strong_20_Emphasis">whitelabel_config_set</text:span></text:p>
          <text:list>
            <text:list-item>
              <text:p text:style-name="P3">Entrada: <text:span text:style-name="Source_20_Text">tenant_id</text:span>, <text:span text:style-name="Source_20_Text">theme</text:span>, <text:span text:style-name="Source_20_Text">domains[]</text:span>, <text:span text:style-name="Source_20_Text">kiosk_modes</text:span></text:p>
            </text:list-item>
            <text:list-item>
              <text:p text:style-name="P3">Saída: <text:span text:style-name="Source_20_Text">version</text:span></text:p>
            </text:list-item>
          </text:list>
        </text:list-item>
      </text:list>
      <text:h text:style-name="Heading_20_2" text:outline-level="2">2) Core Financeiro e Liquidação (Billing/Gateway)</text:h>
      <text:list xml:id="list3935991936" text:style-name="L2">
        <text:list-item>
          <text:p text:style-name="P4"><text:span text:style-name="Strong_20_Emphasis">payment_intent_create</text:span></text:p>
          <text:list>
            <text:list-item>
              <text:p text:style-name="P4">Entrada: <text:span text:style-name="Source_20_Text">tenant_id</text:span>, <text:span text:style-name="Source_20_Text">amount</text:span>, <text:span text:style-name="Source_20_Text">currency</text:span>, <text:span text:style-name="Source_20_Text">method</text:span>, <text:span text:style-name="Source_20_Text">metadata</text:span></text:p>
            </text:list-item>
            <text:list-item>
              <text:p text:style-name="P4">Saída: <text:span text:style-name="Source_20_Text">intent_id</text:span>, <text:span text:style-name="Source_20_Text">client_secret</text:span></text:p>
            </text:list-item>
          </text:list>
        </text:list-item>
        <text:list-item>
          <text:p text:style-name="P4"><text:span text:style-name="Strong_20_Emphasis">split_execute</text:span> <text:span text:style-name="Emphasis">(mapeia /split/execute)</text:span></text:p>
          <text:list>
            <text:list-item>
              <text:p text:style-name="P4">Entrada: <text:span text:style-name="Source_20_Text">intent_id|payment_id</text:span>, <text:span text:style-name="Source_20_Text">legs[] {account, amount, type}</text:span>, <text:span text:style-name="Source_20_Text">strategy</text:span></text:p>
            </text:list-item>
            <text:list-item>
              <text:p text:style-name="P4">Saída: <text:span text:style-name="Source_20_Text">split_id</text:span>, <text:span text:style-name="Source_20_Text">legs_result[]</text:span></text:p>
            </text:list-item>
          </text:list>
        </text:list-item>
        <text:list-item>
          <text:p text:style-name="P4"><text:span text:style-name="Strong_20_Emphasis">settlement_reconcile</text:span></text:p>
          <text:list>
            <text:list-item>
              <text:p text:style-name="P4">Entrada: <text:span text:style-name="Source_20_Text">date_range</text:span>, <text:span text:style-name="Source_20_Text">scheme</text:span>, <text:span text:style-name="Source_20_Text">tenant_id?</text:span></text:p>
            </text:list-item>
            <text:list-item>
              <text:p text:style-name="P4">Saída: <text:span text:style-name="Source_20_Text">reconciliation_id</text:span>, <text:span text:style-name="Source_20_Text">deltas[]</text:span></text:p>
            </text:list-item>
          </text:list>
        </text:list-item>
        <text:list-item>
          <text:p text:style-name="P4"><text:span text:style-name="Strong_20_Emphasis">refund_create</text:span></text:p>
          <text:list>
            <text:list-item>
              <text:p text:style-name="P4">Entrada: <text:span text:style-name="Source_20_Text">payment_id</text:span>, <text:span text:style-name="Source_20_Text">amount</text:span>, <text:span text:style-name="Source_20_Text">reason</text:span></text:p>
            </text:list-item>
            <text:list-item>
              <text:p text:style-name="P4">Saída: <text:span text:style-name="Source_20_Text">refund_id</text:span></text:p>
            </text:list-item>
          </text:list>
        </text:list-item>
      </text:list>
      <text:h text:style-name="Heading_20_2" text:outline-level="2"><text:soft-page-break/>3) Open Finance e Pagamento</text:h>
      <text:list xml:id="list552077311" text:style-name="L3">
        <text:list-item>
          <text:p text:style-name="P5"><text:span text:style-name="Strong_20_Emphasis">consent_link_issue</text:span></text:p>
          <text:list>
            <text:list-item>
              <text:p text:style-name="P5">Entrada: <text:span text:style-name="Source_20_Text">tenant_id</text:span>, <text:span text:style-name="Source_20_Text">psd2_scope[]</text:span>, <text:span text:style-name="Source_20_Text">redirect_uri</text:span></text:p>
            </text:list-item>
            <text:list-item>
              <text:p text:style-name="P5">Saída: <text:span text:style-name="Source_20_Text">consent_link</text:span>, <text:span text:style-name="Source_20_Text">consent_id</text:span></text:p>
            </text:list-item>
          </text:list>
        </text:list-item>
        <text:list-item>
          <text:p text:style-name="P5"><text:span text:style-name="Strong_20_Emphasis">account_info_pull</text:span></text:p>
          <text:list>
            <text:list-item>
              <text:p text:style-name="P5">Entrada: <text:span text:style-name="Source_20_Text">consent_id</text:span>, <text:span text:style-name="Source_20_Text">accounts[]?</text:span></text:p>
            </text:list-item>
            <text:list-item>
              <text:p text:style-name="P5">Saída: <text:span text:style-name="Source_20_Text">balances</text:span>, <text:span text:style-name="Source_20_Text">transactions[]</text:span></text:p>
            </text:list-item>
          </text:list>
        </text:list-item>
        <text:list-item>
          <text:p text:style-name="P5"><text:span text:style-name="Strong_20_Emphasis">payout_execute</text:span></text:p>
          <text:list>
            <text:list-item>
              <text:p text:style-name="P5">Entrada: <text:span text:style-name="Source_20_Text">tenant_id</text:span>, <text:span text:style-name="Source_20_Text">destination</text:span>, <text:span text:style-name="Source_20_Text">amount</text:span>, <text:span text:style-name="Source_20_Text">currency</text:span>, <text:span text:style-name="Source_20_Text">fx_rules?</text:span></text:p>
            </text:list-item>
            <text:list-item>
              <text:p text:style-name="P5">Saída: <text:span text:style-name="Source_20_Text">payout_id</text:span>, <text:span text:style-name="Source_20_Text">eta</text:span></text:p>
            </text:list-item>
          </text:list>
        </text:list-item>
      </text:list>
      <text:h text:style-name="Heading_20_2" text:outline-level="2">4) Ledger, Governança e Auditoria</text:h>
      <text:list xml:id="list3909315969" text:style-name="L4">
        <text:list-item>
          <text:p text:style-name="P6"><text:span text:style-name="Strong_20_Emphasis">ledger_commit</text:span> <text:span text:style-name="Emphasis">(mapeia /ledger/commit)</text:span></text:p>
          <text:list>
            <text:list-item>
              <text:p text:style-name="P6">Entrada: <text:span text:style-name="Source_20_Text">entries[] {debit, credit, amount, currency, memo, ref}</text:span>, <text:span text:style-name="Source_20_Text">posting_date</text:span>, <text:span text:style-name="Source_20_Text">saga_id?</text:span></text:p>
            </text:list-item>
            <text:list-item>
              <text:p text:style-name="P6">Saída: <text:span text:style-name="Source_20_Text">journal_id</text:span>, <text:span text:style-name="Source_20_Text">hash</text:span></text:p>
            </text:list-item>
          </text:list>
        </text:list-item>
        <text:list-item>
          <text:p text:style-name="P6"><text:span text:style-name="Strong_20_Emphasis">ledger_rollback</text:span></text:p>
          <text:list>
            <text:list-item>
              <text:p text:style-name="P6">Entrada: <text:span text:style-name="Source_20_Text">journal_id|saga_id</text:span>, <text:span text:style-name="Source_20_Text">reason</text:span></text:p>
            </text:list-item>
            <text:list-item>
              <text:p text:style-name="P6">Saída: <text:span text:style-name="Source_20_Text">reversal_journal_id</text:span></text:p>
            </text:list-item>
          </text:list>
        </text:list-item>
        <text:list-item>
          <text:p text:style-name="P6"><text:span text:style-name="Strong_20_Emphasis">compliance_validate</text:span></text:p>
          <text:list>
            <text:list-item>
              <text:p text:style-name="P6">Entrada: <text:span text:style-name="Source_20_Text">entity_id|payment_id</text:span>, <text:span text:style-name="Source_20_Text">checks[]</text:span> (KYC, AML, sanctions)</text:p>
            </text:list-item>
            <text:list-item>
              <text:p text:style-name="P6">Saída: <text:span text:style-name="Source_20_Text">status</text:span>, <text:span text:style-name="Source_20_Text">flags[]</text:span></text:p>
            </text:list-item>
          </text:list>
        </text:list-item>
        <text:list-item>
          <text:p text:style-name="P6"><text:span text:style-name="Strong_20_Emphasis">audit_trail_get</text:span></text:p>
          <text:list>
            <text:list-item>
              <text:p text:style-name="P6">Entrada: <text:span text:style-name="Source_20_Text">ref</text:span>, <text:span text:style-name="Source_20_Text">from</text:span>, <text:span text:style-name="Source_20_Text">to</text:span></text:p>
            </text:list-item>
            <text:list-item>
              <text:p text:style-name="P6">Saída: <text:span text:style-name="Source_20_Text">events[]</text:span>, <text:span text:style-name="Source_20_Text">proofs[]</text:span></text:p>
            </text:list-item>
          </text:list>
        </text:list-item>
      </text:list>
      <text:h text:style-name="Heading_20_2" text:outline-level="2">5) Orquestração, Resiliência e Observabilidade</text:h>
      <text:list xml:id="list3846379834" text:style-name="L5">
        <text:list-item>
          <text:p text:style-name="P7"><text:span text:style-name="Strong_20_Emphasis">saga_start</text:span></text:p>
          <text:list>
            <text:list-item>
              <text:p text:style-name="P7">Entrada: <text:span text:style-name="Source_20_Text">name</text:span>, <text:span text:style-name="Source_20_Text">steps[]</text:span>, <text:span text:style-name="Source_20_Text">compensations[]</text:span>, <text:span text:style-name="Source_20_Text">timeout_s</text:span></text:p>
            </text:list-item>
            <text:list-item>
              <text:p text:style-name="P7">Saída: <text:span text:style-name="Source_20_Text">saga_id</text:span></text:p>
            </text:list-item>
          </text:list>
        </text:list-item>
        <text:list-item>
          <text:p text:style-name="P7"><text:span text:style-name="Strong_20_Emphasis">webhook_subscribe</text:span></text:p>
          <text:list>
            <text:list-item>
              <text:p text:style-name="P7">Entrada: <text:span text:style-name="Source_20_Text">event_types[]</text:span>, <text:span text:style-name="Source_20_Text">endpoint</text:span>, <text:span text:style-name="Source_20_Text">secret</text:span>, <text:span text:style-name="Source_20_Text">retries</text:span></text:p>
            </text:list-item>
            <text:list-item>
              <text:p text:style-name="P7"><text:soft-page-break/>Saída: <text:span text:style-name="Source_20_Text">subscription_id</text:span></text:p>
            </text:list-item>
          </text:list>
        </text:list-item>
        <text:list-item>
          <text:p text:style-name="P7"><text:span text:style-name="Strong_20_Emphasis">circuit_config_set</text:span></text:p>
          <text:list>
            <text:list-item>
              <text:p text:style-name="P7">Entrada: <text:span text:style-name="Source_20_Text">component</text:span>, <text:span text:style-name="Source_20_Text">thresholds</text:span>, <text:span text:style-name="Source_20_Text">cooldown_s</text:span></text:p>
            </text:list-item>
            <text:list-item>
              <text:p text:style-name="P7">Saída: <text:span text:style-name="Source_20_Text">version</text:span></text:p>
            </text:list-item>
          </text:list>
        </text:list-item>
        <text:list-item>
          <text:p text:style-name="P7"><text:span text:style-name="Strong_20_Emphasis">outbox_flush</text:span></text:p>
          <text:list>
            <text:list-item>
              <text:p text:style-name="P7">Entrada: <text:span text:style-name="Source_20_Text">batch_size</text:span></text:p>
            </text:list-item>
            <text:list-item>
              <text:p text:style-name="P7">Saída: <text:span text:style-name="Source_20_Text">published</text:span>, <text:span text:style-name="Source_20_Text">dlq_count</text:span></text:p>
            </text:list-item>
          </text:list>
        </text:list-item>
      </text:list>
      <text:p text:style-name="Horizontal_20_Line"/>
      <text:h text:style-name="Heading_20_1" text:outline-level="1">Esqueleto OpenAPI 3.1 (YAML)</text:h>
      <text:p text:style-name="P1"><text:span text:style-name="Source_20_Text">openapi: 3.1.0</text:span></text:p>
      <text:p text:style-name="P1"><text:span text:style-name="Source_20_Text">info:</text:span></text:p>
      <text:p text:style-name="P1"><text:span text:style-name="Source_20_Text"><text:s text:c="2"/>title: Finovia API</text:span></text:p>
      <text:p text:style-name="P1"><text:span text:style-name="Source_20_Text"><text:s text:c="2"/>version: 1.0.0</text:span></text:p>
      <text:p text:style-name="P1"><text:span text:style-name="Source_20_Text">servers:</text:span></text:p>
      <text:p text:style-name="P1"><text:span text:style-name="Source_20_Text"><text:s text:c="2"/>- url: https://api.finovia.global</text:span></text:p>
      <text:p text:style-name="P1"><text:span text:style-name="Source_20_Text">security:</text:span></text:p>
      <text:p text:style-name="P1"><text:span text:style-name="Source_20_Text"><text:s text:c="2"/>- OAuth2: [tenant.write, finance.write, ledger.write, audit.read]</text:span></text:p>
      <text:p text:style-name="P1"><text:span text:style-name="Source_20_Text">components:</text:span></text:p>
      <text:p text:style-name="P1"><text:span text:style-name="Source_20_Text"><text:s text:c="2"/>securitySchemes:</text:span></text:p>
      <text:p text:style-name="P1"><text:span text:style-name="Source_20_Text"><text:s text:c="4"/>OAuth2:</text:span></text:p>
      <text:p text:style-name="P1"><text:span text:style-name="Source_20_Text"><text:s text:c="6"/>type: oauth2</text:span></text:p>
      <text:p text:style-name="P1"><text:span text:style-name="Source_20_Text"><text:s text:c="6"/>flows:</text:span></text:p>
      <text:p text:style-name="P1"><text:span text:style-name="Source_20_Text"><text:s text:c="8"/>clientCredentials:</text:span></text:p>
      <text:p text:style-name="P1"><text:span text:style-name="Source_20_Text"><text:s text:c="10"/>tokenUrl: https://auth.finovia.global/oauth/token</text:span></text:p>
      <text:p text:style-name="P1"><text:span text:style-name="Source_20_Text"><text:s text:c="10"/>scopes:</text:span></text:p>
      <text:p text:style-name="P1"><text:span text:style-name="Source_20_Text"><text:s text:c="12"/>tenant.write: "Gerir franquias e tenants"</text:span></text:p>
      <text:p text:style-name="P1"><text:span text:style-name="Source_20_Text"><text:s text:c="12"/>finance.write: "Operações financeiras"</text:span></text:p>
      <text:p text:style-name="P1"><text:span text:style-name="Source_20_Text"><text:s text:c="12"/>ledger.write: "Operações de razão"</text:span></text:p>
      <text:p text:style-name="P1"><text:span text:style-name="Source_20_Text"><text:s text:c="12"/>audit.read: "Leitura de trilhas de auditoria"</text:span></text:p>
      <text:p text:style-name="P1"><text:span text:style-name="Source_20_Text"><text:s text:c="2"/>parameters:</text:span></text:p>
      <text:p text:style-name="P1"><text:span text:style-name="Source_20_Text"><text:s text:c="4"/>IdempotencyKey:</text:span></text:p>
      <text:p text:style-name="P1"><text:span text:style-name="Source_20_Text"><text:s text:c="6"/>name: Idempotency-Key</text:span></text:p>
      <text:p text:style-name="P1"><text:span text:style-name="Source_20_Text"><text:s text:c="6"/>in: header</text:span></text:p>
      <text:p text:style-name="P1"><text:span text:style-name="Source_20_Text"><text:s text:c="6"/>required: true</text:span></text:p>
      <text:p text:style-name="P1"><text:span text:style-name="Source_20_Text"><text:s text:c="6"/>schema: { type: string }</text:span></text:p>
      <text:p text:style-name="P1"><text:span text:style-name="Source_20_Text"><text:s text:c="2"/>schemas:</text:span></text:p>
      <text:p text:style-name="P1"><text:span text:style-name="Source_20_Text"><text:s text:c="4"/>FranchiseCreateRequest:</text:span></text:p>
      <text:p text:style-name="P1"><text:span text:style-name="Source_20_Text"><text:s text:c="6"/>type: object</text:span></text:p>
      <text:p text:style-name="P1"><text:span text:style-name="Source_20_Text"><text:s text:c="6"/>required: [name, jurisdiction, owner_id]</text:span></text:p>
      <text:p text:style-name="P1"><text:span text:style-name="Source_20_Text"><text:s text:c="6"/>properties:</text:span></text:p>
      <text:p text:style-name="P1"><text:span text:style-name="Source_20_Text"><text:s text:c="8"/>name: { type: string }</text:span></text:p>
      <text:p text:style-name="P1"><text:span text:style-name="Source_20_Text"><text:s text:c="8"/>jurisdiction: { type: string }</text:span></text:p>
      <text:p text:style-name="P1"><text:span text:style-name="Source_20_Text"><text:s text:c="8"/>owner_id: { type: string }</text:span></text:p>
      <text:p text:style-name="P1"><text:span text:style-name="Source_20_Text"><text:s text:c="8"/>branding: { type: object, additionalProperties: true }</text:span></text:p>
      <text:p text:style-name="P1"><text:span text:style-name="Source_20_Text"><text:s text:c="8"/>risk_tier: { type: string, enum: [LOW, MEDIUM, HIGH] }</text:span></text:p>
      <text:p text:style-name="P1"><text:span text:style-name="Source_20_Text"><text:s text:c="4"/>FranchiseCreateResponse:</text:span></text:p>
      <text:p text:style-name="P1"><text:span text:style-name="Source_20_Text"><text:s text:c="6"/>type: object</text:span></text:p>
      <text:p text:style-name="P1"><text:span text:style-name="Source_20_Text"><text:s text:c="6"/>properties:</text:span></text:p>
      <text:p text:style-name="P1"><text:span text:style-name="Source_20_Text"><text:s text:c="8"/>franchise_id: { type: string }</text:span></text:p>
      <text:p text:style-name="P1"><text:span text:style-name="Source_20_Text"><text:s text:c="4"/>SplitExecuteRequest:</text:span></text:p>
      <text:p text:style-name="P1"><text:span text:style-name="Source_20_Text"><text:s text:c="6"/>type: object</text:span></text:p>
      <text:p text:style-name="P1"><text:span text:style-name="Source_20_Text"><text:s text:c="6"/>required: [legs]</text:span></text:p>
      <text:p text:style-name="P1"><text:soft-page-break/><text:span text:style-name="Source_20_Text"><text:s text:c="6"/>properties:</text:span></text:p>
      <text:p text:style-name="P1"><text:span text:style-name="Source_20_Text"><text:s text:c="8"/>intent_id: { type: string }</text:span></text:p>
      <text:p text:style-name="P1"><text:span text:style-name="Source_20_Text"><text:s text:c="8"/>payment_id: { type: string }</text:span></text:p>
      <text:p text:style-name="P1"><text:span text:style-name="Source_20_Text"><text:s text:c="8"/>strategy: { type: string, enum: [PROPORTIONAL, PRIORITY, MANUAL] }</text:span></text:p>
      <text:p text:style-name="P1"><text:span text:style-name="Source_20_Text"><text:s text:c="8"/>legs:</text:span></text:p>
      <text:p text:style-name="P1"><text:span text:style-name="Source_20_Text"><text:s text:c="10"/>type: array</text:span></text:p>
      <text:p text:style-name="P1"><text:span text:style-name="Source_20_Text"><text:s text:c="10"/>items:</text:span></text:p>
      <text:p text:style-name="P1"><text:span text:style-name="Source_20_Text"><text:s text:c="12"/>type: object</text:span></text:p>
      <text:p text:style-name="P1"><text:span text:style-name="Source_20_Text"><text:s text:c="12"/>required: [account, amount, type]</text:span></text:p>
      <text:p text:style-name="P1"><text:span text:style-name="Source_20_Text"><text:s text:c="12"/>properties:</text:span></text:p>
      <text:p text:style-name="P1"><text:span text:style-name="Source_20_Text"><text:s text:c="14"/>account: { type: string }</text:span></text:p>
      <text:p text:style-name="P1"><text:span text:style-name="Source_20_Text"><text:s text:c="14"/>amount: { type: number, format: decimal }</text:span></text:p>
      <text:p text:style-name="P1"><text:span text:style-name="Source_20_Text"><text:s text:c="14"/>currency: { type: string, default: "USD" }</text:span></text:p>
      <text:p text:style-name="P1"><text:span text:style-name="Source_20_Text"><text:s text:c="14"/>type: { type: string, enum: [DEBIT, CREDIT, FEE, RESERVE] }</text:span></text:p>
      <text:p text:style-name="P1"><text:span text:style-name="Source_20_Text"><text:s text:c="4"/>SplitExecuteResponse:</text:span></text:p>
      <text:p text:style-name="P1"><text:span text:style-name="Source_20_Text"><text:s text:c="6"/>type: object</text:span></text:p>
      <text:p text:style-name="P1"><text:span text:style-name="Source_20_Text"><text:s text:c="6"/>properties:</text:span></text:p>
      <text:p text:style-name="P1"><text:span text:style-name="Source_20_Text"><text:s text:c="8"/>split_id: { type: string }</text:span></text:p>
      <text:p text:style-name="P1"><text:span text:style-name="Source_20_Text"><text:s text:c="8"/>legs_result:</text:span></text:p>
      <text:p text:style-name="P1"><text:span text:style-name="Source_20_Text"><text:s text:c="10"/>type: array</text:span></text:p>
      <text:p text:style-name="P1"><text:span text:style-name="Source_20_Text"><text:s text:c="10"/>items:</text:span></text:p>
      <text:p text:style-name="P1"><text:span text:style-name="Source_20_Text"><text:s text:c="12"/>type: object</text:span></text:p>
      <text:p text:style-name="P1"><text:span text:style-name="Source_20_Text"><text:s text:c="12"/>properties:</text:span></text:p>
      <text:p text:style-name="P1"><text:span text:style-name="Source_20_Text"><text:s text:c="14"/>account: { type: string }</text:span></text:p>
      <text:p text:style-name="P1"><text:span text:style-name="Source_20_Text"><text:s text:c="14"/>status: { type: string, enum: [APPLIED, SKIPPED, FAILED] }</text:span></text:p>
      <text:p text:style-name="P1"><text:span text:style-name="Source_20_Text"><text:s text:c="14"/>reason: { type: string }</text:span></text:p>
      <text:p text:style-name="P1"><text:span text:style-name="Source_20_Text"><text:s text:c="4"/>LedgerCommitRequest:</text:span></text:p>
      <text:p text:style-name="P1"><text:span text:style-name="Source_20_Text"><text:s text:c="6"/>type: object</text:span></text:p>
      <text:p text:style-name="P1"><text:span text:style-name="Source_20_Text"><text:s text:c="6"/>required: [entries]</text:span></text:p>
      <text:p text:style-name="P1"><text:span text:style-name="Source_20_Text"><text:s text:c="6"/>properties:</text:span></text:p>
      <text:p text:style-name="P1"><text:span text:style-name="Source_20_Text"><text:s text:c="8"/>posting_date: { type: string, format: date-time }</text:span></text:p>
      <text:p text:style-name="P1"><text:span text:style-name="Source_20_Text"><text:s text:c="8"/>saga_id: { type: string }</text:span></text:p>
      <text:p text:style-name="P1"><text:span text:style-name="Source_20_Text"><text:s text:c="8"/>entries:</text:span></text:p>
      <text:p text:style-name="P1"><text:span text:style-name="Source_20_Text"><text:s text:c="10"/>type: array</text:span></text:p>
      <text:p text:style-name="P1"><text:span text:style-name="Source_20_Text"><text:s text:c="10"/>items:</text:span></text:p>
      <text:p text:style-name="P1"><text:span text:style-name="Source_20_Text"><text:s text:c="12"/>type: object</text:span></text:p>
      <text:p text:style-name="P1"><text:span text:style-name="Source_20_Text"><text:s text:c="12"/>required: [debit, credit, amount, currency]</text:span></text:p>
      <text:p text:style-name="P1"><text:span text:style-name="Source_20_Text"><text:s text:c="12"/>properties:</text:span></text:p>
      <text:p text:style-name="P1"><text:span text:style-name="Source_20_Text"><text:s text:c="14"/>debit: { type: string }</text:span></text:p>
      <text:p text:style-name="P1"><text:span text:style-name="Source_20_Text"><text:s text:c="14"/>credit: { type: string }</text:span></text:p>
      <text:p text:style-name="P1"><text:span text:style-name="Source_20_Text"><text:s text:c="14"/>amount: { type: number, format: decimal }</text:span></text:p>
      <text:p text:style-name="P1"><text:span text:style-name="Source_20_Text"><text:s text:c="14"/>currency: { type: string }</text:span></text:p>
      <text:p text:style-name="P1"><text:span text:style-name="Source_20_Text"><text:s text:c="14"/>memo: { type: string }</text:span></text:p>
      <text:p text:style-name="P1"><text:span text:style-name="Source_20_Text"><text:s text:c="14"/>ref: { type: string }</text:span></text:p>
      <text:p text:style-name="P1"><text:span text:style-name="Source_20_Text"><text:s text:c="4"/>LedgerCommitResponse:</text:span></text:p>
      <text:p text:style-name="P1"><text:span text:style-name="Source_20_Text"><text:s text:c="6"/>type: object</text:span></text:p>
      <text:p text:style-name="P1"><text:span text:style-name="Source_20_Text"><text:s text:c="6"/>properties:</text:span></text:p>
      <text:p text:style-name="P1"><text:span text:style-name="Source_20_Text"><text:s text:c="8"/>journal_id: { type: string }</text:span></text:p>
      <text:p text:style-name="P1"><text:span text:style-name="Source_20_Text"><text:s text:c="8"/>hash: { type: string }</text:span></text:p>
      <text:p text:style-name="P1"><text:span text:style-name="Source_20_Text"><text:s text:c="4"/>Error:</text:span></text:p>
      <text:p text:style-name="P1"><text:span text:style-name="Source_20_Text"><text:s text:c="6"/>type: object</text:span></text:p>
      <text:p text:style-name="P1"><text:span text:style-name="Source_20_Text"><text:s text:c="6"/>properties:</text:span></text:p>
      <text:p text:style-name="P1"><text:span text:style-name="Source_20_Text"><text:s text:c="8"/>code: { type: string }</text:span></text:p>
      <text:p text:style-name="P1"><text:span text:style-name="Source_20_Text"><text:s text:c="8"/>message: { type: string }</text:span></text:p>
      <text:p text:style-name="P1"><text:span text:style-name="Source_20_Text"><text:s text:c="8"/>retryable: { type: boolean }</text:span></text:p>
      <text:p text:style-name="P1"><text:span text:style-name="Source_20_Text">paths:</text:span></text:p>
      <text:p text:style-name="P1"><text:span text:style-name="Source_20_Text"><text:s text:c="2"/>/franchise/create:</text:span></text:p>
      <text:p text:style-name="P1"><text:span text:style-name="Source_20_Text"><text:s text:c="4"/>post:</text:span></text:p>
      <text:p text:style-name="P1"><text:span text:style-name="Source_20_Text"><text:s text:c="6"/>summary: Criar franquia</text:span></text:p>
      <text:p text:style-name="P1"><text:span text:style-name="Source_20_Text"><text:s text:c="6"/>operationId: franchise_create</text:span></text:p>
      <text:p text:style-name="P1"><text:span text:style-name="Source_20_Text"><text:s text:c="6"/>security: [{ OAuth2: [tenant.write] }]</text:span></text:p>
      <text:p text:style-name="P1"><text:span text:style-name="Source_20_Text"><text:s text:c="6"/>parameters: [ { $ref: '#/components/parameters/IdempotencyKey' } ]</text:span></text:p>
      <text:p text:style-name="P1"><text:span text:style-name="Source_20_Text"><text:s text:c="6"/>requestBody:</text:span></text:p>
      <text:p text:style-name="P1"><text:span text:style-name="Source_20_Text"><text:s text:c="8"/>required: true</text:span></text:p>
      <text:p text:style-name="P1"><text:soft-page-break/><text:span text:style-name="Source_20_Text"><text:s text:c="8"/>content:</text:span></text:p>
      <text:p text:style-name="P1"><text:span text:style-name="Source_20_Text"><text:s text:c="10"/>application/json:</text:span></text:p>
      <text:p text:style-name="P1"><text:span text:style-name="Source_20_Text"><text:s text:c="12"/>schema: { $ref: '#/components/schemas/FranchiseCreateRequest' }</text:span></text:p>
      <text:p text:style-name="P1"><text:span text:style-name="Source_20_Text"><text:s text:c="6"/>responses:</text:span></text:p>
      <text:p text:style-name="P1"><text:span text:style-name="Source_20_Text"><text:s text:c="8"/>"201":</text:span></text:p>
      <text:p text:style-name="P1"><text:span text:style-name="Source_20_Text"><text:s text:c="10"/>description: criado</text:span></text:p>
      <text:p text:style-name="P1"><text:span text:style-name="Source_20_Text"><text:s text:c="10"/>content:</text:span></text:p>
      <text:p text:style-name="P1"><text:span text:style-name="Source_20_Text"><text:s text:c="12"/>application/json:</text:span></text:p>
      <text:p text:style-name="P1"><text:span text:style-name="Source_20_Text"><text:s text:c="14"/>schema: { $ref: '#/components/schemas/FranchiseCreateResponse' }</text:span></text:p>
      <text:p text:style-name="P1"><text:span text:style-name="Source_20_Text"><text:s text:c="8"/>"409": { description: conflito, content: { application/json: { schema: { $ref: '#/components/schemas/Error' } } } }</text:span></text:p>
      <text:p text:style-name="P1"><text:span text:style-name="Source_20_Text"><text:s text:c="2"/>/split/execute:</text:span></text:p>
      <text:p text:style-name="P1"><text:span text:style-name="Source_20_Text"><text:s text:c="4"/>post:</text:span></text:p>
      <text:p text:style-name="P1"><text:span text:style-name="Source_20_Text"><text:s text:c="6"/>summary: Executar split financeiro</text:span></text:p>
      <text:p text:style-name="P1"><text:span text:style-name="Source_20_Text"><text:s text:c="6"/>operationId: split_execute</text:span></text:p>
      <text:p text:style-name="P1"><text:span text:style-name="Source_20_Text"><text:s text:c="6"/>security: [{ OAuth2: [finance.write] }]</text:span></text:p>
      <text:p text:style-name="P1"><text:span text:style-name="Source_20_Text"><text:s text:c="6"/>parameters: [ { $ref: '#/components/parameters/IdempotencyKey' } ]</text:span></text:p>
      <text:p text:style-name="P1"><text:span text:style-name="Source_20_Text"><text:s text:c="6"/>requestBody:</text:span></text:p>
      <text:p text:style-name="P1"><text:span text:style-name="Source_20_Text"><text:s text:c="8"/>required: true</text:span></text:p>
      <text:p text:style-name="P1"><text:span text:style-name="Source_20_Text"><text:s text:c="8"/>content:</text:span></text:p>
      <text:p text:style-name="P1"><text:span text:style-name="Source_20_Text"><text:s text:c="10"/>application/json:</text:span></text:p>
      <text:p text:style-name="P1"><text:span text:style-name="Source_20_Text"><text:s text:c="12"/>schema: { $ref: '#/components/schemas/SplitExecuteRequest' }</text:span></text:p>
      <text:p text:style-name="P1"><text:span text:style-name="Source_20_Text"><text:s text:c="6"/>responses:</text:span></text:p>
      <text:p text:style-name="P1"><text:span text:style-name="Source_20_Text"><text:s text:c="8"/>"200":</text:span></text:p>
      <text:p text:style-name="P1"><text:span text:style-name="Source_20_Text"><text:s text:c="10"/>description: ok</text:span></text:p>
      <text:p text:style-name="P1"><text:span text:style-name="Source_20_Text"><text:s text:c="10"/>content:</text:span></text:p>
      <text:p text:style-name="P1"><text:span text:style-name="Source_20_Text"><text:s text:c="12"/>application/json:</text:span></text:p>
      <text:p text:style-name="P1"><text:span text:style-name="Source_20_Text"><text:s text:c="14"/>schema: { $ref: '#/components/schemas/SplitExecuteResponse' }</text:span></text:p>
      <text:p text:style-name="P1"><text:span text:style-name="Source_20_Text"><text:s text:c="8"/>"422": { description: inválido, content: { application/json: { schema: { $ref: '#/components/schemas/Error' } } } }</text:span></text:p>
      <text:p text:style-name="P1"><text:span text:style-name="Source_20_Text"><text:s text:c="2"/>/ledger/commit:</text:span></text:p>
      <text:p text:style-name="P1"><text:span text:style-name="Source_20_Text"><text:s text:c="4"/>post:</text:span></text:p>
      <text:p text:style-name="P1"><text:span text:style-name="Source_20_Text"><text:s text:c="6"/>summary: Commit de lançamentos contábeis</text:span></text:p>
      <text:p text:style-name="P1"><text:span text:style-name="Source_20_Text"><text:s text:c="6"/>operationId: ledger_commit</text:span></text:p>
      <text:p text:style-name="P1"><text:span text:style-name="Source_20_Text"><text:s text:c="6"/>security: [{ OAuth2: [ledger.write] }]</text:span></text:p>
      <text:p text:style-name="P1"><text:span text:style-name="Source_20_Text"><text:s text:c="6"/>parameters: [ { $ref: '#/components/parameters/IdempotencyKey' } ]</text:span></text:p>
      <text:p text:style-name="P1"><text:span text:style-name="Source_20_Text"><text:s text:c="6"/>requestBody:</text:span></text:p>
      <text:p text:style-name="P1"><text:span text:style-name="Source_20_Text"><text:s text:c="8"/>required: true</text:span></text:p>
      <text:p text:style-name="P1"><text:span text:style-name="Source_20_Text"><text:s text:c="8"/>content:</text:span></text:p>
      <text:p text:style-name="P1"><text:span text:style-name="Source_20_Text"><text:s text:c="10"/>application/json:</text:span></text:p>
      <text:p text:style-name="P1"><text:span text:style-name="Source_20_Text"><text:s text:c="12"/>schema: { $ref: '#/components/schemas/LedgerCommitRequest' }</text:span></text:p>
      <text:p text:style-name="P1"><text:span text:style-name="Source_20_Text"><text:s text:c="6"/>responses:</text:span></text:p>
      <text:p text:style-name="P1"><text:span text:style-name="Source_20_Text"><text:s text:c="8"/>"201":</text:span></text:p>
      <text:p text:style-name="P1"><text:span text:style-name="Source_20_Text"><text:s text:c="10"/>description: lançado</text:span></text:p>
      <text:p text:style-name="P1"><text:span text:style-name="Source_20_Text"><text:s text:c="10"/>content:</text:span></text:p>
      <text:p text:style-name="P1"><text:span text:style-name="Source_20_Text"><text:s text:c="12"/>application/json:</text:span></text:p>
      <text:p text:style-name="P1"><text:span text:style-name="Source_20_Text"><text:s text:c="14"/>schema: { $ref: '#/components/schemas/LedgerCommitResponse' }</text:span></text:p>
      <text:p text:style-name="P1"><text:span text:style-name="Source_20_Text"><text:s text:c="8"/>"409": { description: conflito }</text:span></text:p>
      <text:p text:style-name="P1"><text:span text:style-name="Source_20_Text"><text:s text:c="8"/>"424": { description: dependência falhou }</text:span></text:p>
      <text:p text:style-name="P1"><text:span text:style-name="Source_20_Text">webhooks:</text:span></text:p>
      <text:p text:style-name="P1"><text:span text:style-name="Source_20_Text"><text:s text:c="2"/>split.executed:</text:span></text:p>
      <text:p text:style-name="P1"><text:span text:style-name="Source_20_Text"><text:s text:c="4"/>post:</text:span></text:p>
      <text:p text:style-name="P1"><text:span text:style-name="Source_20_Text"><text:s text:c="6"/>requestBody:</text:span></text:p>
      <text:p text:style-name="P1"><text:span text:style-name="Source_20_Text"><text:s text:c="8"/>content:</text:span></text:p>
      <text:p text:style-name="P1"><text:span text:style-name="Source_20_Text"><text:s text:c="10"/>application/json:</text:span></text:p>
      <text:p text:style-name="P1"><text:span text:style-name="Source_20_Text"><text:s text:c="12"/>schema: { $ref: '#/components/schemas/SplitExecuteResponse' }</text:span></text:p>
      <text:p text:style-name="P1"><text:span text:style-name="Source_20_Text"><text:s text:c="2"/>ledger.committed:</text:span></text:p>
      <text:p text:style-name="P1"><text:span text:style-name="Source_20_Text"><text:s text:c="4"/>post:</text:span></text:p>
      <text:p text:style-name="P1"><text:span text:style-name="Source_20_Text"><text:s text:c="6"/>requestBody:</text:span></text:p>
      <text:p text:style-name="P1"><text:span text:style-name="Source_20_Text"><text:s text:c="8"/>content:</text:span></text:p>
      <text:p text:style-name="P1"><text:span text:style-name="Source_20_Text"><text:s text:c="10"/>application/json:</text:span></text:p>
      <text:p text:style-name="P2"><text:span text:style-name="Source_20_Text"><text:s text:c="12"/>schema: { $ref: '#/components/schemas/LedgerCommitResponse' }</text:span></text:p>
      <text:p text:style-name="Horizontal_20_Line"/>
      <text:h text:style-name="Heading_20_1" text:outline-level="1"><text:soft-page-break/>Eventos e Tópicos (EDA)</text:h>
      <text:list xml:id="list1264934474" text:style-name="L6">
        <text:list-item>
          <text:p text:style-name="P8"><text:span text:style-name="Strong_20_Emphasis">topic:</text:span> <text:span text:style-name="Source_20_Text">finovia.franchise.created</text:span><text:line-break/><text:span text:style-name="Source_20_Text">franchise_id</text:span>, <text:span text:style-name="Source_20_Text">jurisdiction</text:span>, <text:span text:style-name="Source_20_Text">owner_id</text:span>, <text:span text:style-name="Source_20_Text">ts</text:span></text:p>
        </text:list-item>
        <text:list-item>
          <text:p text:style-name="P8"><text:span text:style-name="Strong_20_Emphasis">topic:</text:span> <text:span text:style-name="Source_20_Text">finovia.payment.intent.created</text:span><text:line-break/><text:span text:style-name="Source_20_Text">intent_id</text:span>, <text:span text:style-name="Source_20_Text">tenant_id</text:span>, <text:span text:style-name="Source_20_Text">amount</text:span>, <text:span text:style-name="Source_20_Text">currency</text:span>, <text:span text:style-name="Source_20_Text">ts</text:span></text:p>
        </text:list-item>
        <text:list-item>
          <text:p text:style-name="P8"><text:span text:style-name="Strong_20_Emphasis">topic:</text:span> <text:span text:style-name="Source_20_Text">finovia.split.executed</text:span><text:line-break/><text:span text:style-name="Source_20_Text">split_id</text:span>, <text:span text:style-name="Source_20_Text">legs_result[]</text:span>, <text:span text:style-name="Source_20_Text">status</text:span>, <text:span text:style-name="Source_20_Text">ts</text:span></text:p>
        </text:list-item>
        <text:list-item>
          <text:p text:style-name="P8"><text:span text:style-name="Strong_20_Emphasis">topic:</text:span> <text:span text:style-name="Source_20_Text">finovia.ledger.committed</text:span><text:line-break/><text:span text:style-name="Source_20_Text">journal_id</text:span>, <text:span text:style-name="Source_20_Text">hash</text:span>, <text:span text:style-name="Source_20_Text">entries_count</text:span>, <text:span text:style-name="Source_20_Text">ts</text:span></text:p>
        </text:list-item>
        <text:list-item>
          <text:p text:style-name="P8"><text:span text:style-name="Strong_20_Emphasis">topic:</text:span> <text:span text:style-name="Source_20_Text">finovia.compliance.flagged</text:span><text:line-break/><text:span text:style-name="Source_20_Text">ref</text:span>, <text:span text:style-name="Source_20_Text">flags[]</text:span>, <text:span text:style-name="Source_20_Text">severity</text:span>, <text:span text:style-name="Source_20_Text">ts</text:span></text:p>
        </text:list-item>
        <text:list-item>
          <text:p text:style-name="P8"><text:span text:style-name="Strong_20_Emphasis">topic:</text:span> <text:span text:style-name="Source_20_Text">finovia.saga.state.changed</text:span><text:line-break/><text:span text:style-name="Source_20_Text">saga_id</text:span>, <text:span text:style-name="Source_20_Text">state</text:span>, <text:span text:style-name="Source_20_Text">step</text:span>, <text:span text:style-name="Source_20_Text">ts</text:span></text:p>
        </text:list-item>
      </text:list>
      <text:p text:style-name="Text_20_body">Padrões: Outbox por agregados, consumo idempotente, DLQ com <text:span text:style-name="Source_20_Text">max_retries</text:span>, reprocessamento manual com <text:span text:style-name="Source_20_Text">replay_token</text:span>.</text:p>
      <text:p text:style-name="Horizontal_20_Line"/>
      <text:h text:style-name="Heading_20_1" text:outline-level="1">Orquestração SAGA: exemplo “Pagamento com Split e Ledger”</text:h>
      <text:list xml:id="list1454238534" text:style-name="L7">
        <text:list-item>
          <text:p text:style-name="P9"><text:span text:style-name="Source_20_Text">payment_intent_create</text:span></text:p>
        </text:list-item>
        <text:list-item>
          <text:p text:style-name="P9"><text:span text:style-name="Source_20_Text">split_execute</text:span></text:p>
        </text:list-item>
        <text:list-item>
          <text:p text:style-name="P9"><text:span text:style-name="Source_20_Text">ledger_commit</text:span></text:p>
        </text:list-item>
        <text:list-item>
          <text:p text:style-name="P9"><text:span text:style-name="Source_20_Text">settlement_reconcile</text:span></text:p>
        </text:list-item>
      </text:list>
      <text:p text:style-name="Text_20_body">Compensações:</text:p>
      <text:list xml:id="list1780803163" text:style-name="L8">
        <text:list-item>
          <text:p text:style-name="P10">se 3 falhar: <text:span text:style-name="Source_20_Text">ledger_rollback</text:span></text:p>
        </text:list-item>
        <text:list-item>
          <text:p text:style-name="P10">se 2 falhar: <text:span text:style-name="Source_20_Text">refund_create</text:span> se já houve captura</text:p>
        </text:list-item>
        <text:list-item>
          <text:p text:style-name="P10">estado no evento <text:span text:style-name="Source_20_Text">finovia.saga.state.changed</text:span></text:p>
        </text:list-item>
      </text:list>
      <text:p text:style-name="Text_20_body">Chaves:</text:p>
      <text:list xml:id="list337615586" text:style-name="L9">
        <text:list-item>
          <text:p text:style-name="P11"><text:span text:style-name="Source_20_Text">saga_id</text:span> propagada nas mensagens e no header <text:span text:style-name="Source_20_Text">X-Saga-Id</text:span>.</text:p>
        </text:list-item>
      </text:list>
      <text:p text:style-name="Horizontal_20_Line"/>
      <text:h text:style-name="Heading_20_1" text:outline-level="1"><text:soft-page-break/>Resiliência e Compliance</text:h>
      <text:list xml:id="list2609378030" text:style-name="L10">
        <text:list-item>
          <text:p text:style-name="P12"><text:span text:style-name="Strong_20_Emphasis">Idempotência:</text:span> <text:span text:style-name="Source_20_Text">Idempotency-Key</text:span> por request; chave composta por <text:span text:style-name="Source_20_Text">tenant_id+op+hash(payload)</text:span>.</text:p>
        </text:list-item>
        <text:list-item>
          <text:p text:style-name="P12"><text:span text:style-name="Strong_20_Emphasis">Retries exponenciais:</text:span> 100ms..15s, <text:span text:style-name="Source_20_Text">retryable=true</text:span>.</text:p>
        </text:list-item>
        <text:list-item>
          <text:p text:style-name="P12"><text:span text:style-name="Strong_20_Emphasis">Circuit breaker:</text:span> por integração externa; <text:span text:style-name="Source_20_Text">OPEN</text:span> publica <text:span text:style-name="Source_20_Text">component_unavailable</text:span>.</text:p>
        </text:list-item>
        <text:list-item>
          <text:p text:style-name="P12"><text:span text:style-name="Strong_20_Emphasis">Auditoria:</text:span> encadear <text:span text:style-name="Source_20_Text">journal_id</text:span> com <text:span text:style-name="Source_20_Text">hash</text:span> e Merkle raiz diária.</text:p>
        </text:list-item>
        <text:list-item>
          <text:p text:style-name="P12"><text:span text:style-name="Strong_20_Emphasis">RBAC/Scopes:</text:span> <text:span text:style-name="Source_20_Text">tenant.write</text:span>, <text:span text:style-name="Source_20_Text">finance.write</text:span>, <text:span text:style-name="Source_20_Text">ledger.write</text:span>, <text:span text:style-name="Source_20_Text">audit.read</text:span>.</text:p>
        </text:list-item>
        <text:list-item>
          <text:p text:style-name="P12"><text:span text:style-name="Strong_20_Emphasis">PII minimizada:</text:span> mascarar PAN, tokenizar contas.</text:p>
        </text:list-item>
      </text:list>
      <text:p text:style-name="Horizontal_20_Line"/>
      <text:h text:style-name="Heading_20_1" text:outline-level="1">Contratos mínimos das Actions (para o agente)</text:h>
      <text:p text:style-name="P1"><text:span text:style-name="Source_20_Text">{</text:span></text:p>
      <text:p text:style-name="P1"><text:span text:style-name="Source_20_Text"><text:s text:c="2"/>"actions": [</text:span></text:p>
      <text:p text:style-name="P1"><text:span text:style-name="Source_20_Text"><text:s text:c="4"/>{</text:span></text:p>
      <text:p text:style-name="P1"><text:span text:style-name="Source_20_Text"><text:s text:c="6"/>"name": "franchise_create",</text:span></text:p>
      <text:p text:style-name="P1"><text:span text:style-name="Source_20_Text"><text:s text:c="6"/>"description": "Cria franquia e provisiona escopo inicial",</text:span></text:p>
      <text:p text:style-name="P1"><text:span text:style-name="Source_20_Text"><text:s text:c="6"/>"input_schema": {"$ref": "FranchiseCreateRequest"},</text:span></text:p>
      <text:p text:style-name="P1"><text:span text:style-name="Source_20_Text"><text:s text:c="6"/>"output_schema": {"$ref": "FranchiseCreateResponse"}</text:span></text:p>
      <text:p text:style-name="P1"><text:span text:style-name="Source_20_Text"><text:s text:c="4"/>},</text:span></text:p>
      <text:p text:style-name="P1"><text:span text:style-name="Source_20_Text"><text:s text:c="4"/>{</text:span></text:p>
      <text:p text:style-name="P1"><text:span text:style-name="Source_20_Text"><text:s text:c="6"/>"name": "split_execute",</text:span></text:p>
      <text:p text:style-name="P1"><text:span text:style-name="Source_20_Text"><text:s text:c="6"/>"description": "Executa rotas de divisão financeira",</text:span></text:p>
      <text:p text:style-name="P1"><text:span text:style-name="Source_20_Text"><text:s text:c="6"/>"input_schema": {"$ref": "SplitExecuteRequest"},</text:span></text:p>
      <text:p text:style-name="P1"><text:span text:style-name="Source_20_Text"><text:s text:c="6"/>"output_schema": {"$ref": "SplitExecuteResponse"}</text:span></text:p>
      <text:p text:style-name="P1"><text:span text:style-name="Source_20_Text"><text:s text:c="4"/>},</text:span></text:p>
      <text:p text:style-name="P1"><text:span text:style-name="Source_20_Text"><text:s text:c="4"/>{</text:span></text:p>
      <text:p text:style-name="P1"><text:span text:style-name="Source_20_Text"><text:s text:c="6"/>"name": "ledger_commit",</text:span></text:p>
      <text:p text:style-name="P1"><text:span text:style-name="Source_20_Text"><text:s text:c="6"/>"description": "Realiza o commit contábil dos lançamentos",</text:span></text:p>
      <text:p text:style-name="P1"><text:span text:style-name="Source_20_Text"><text:s text:c="6"/>"input_schema": {"$ref": "LedgerCommitRequest"},</text:span></text:p>
      <text:p text:style-name="P1"><text:span text:style-name="Source_20_Text"><text:s text:c="6"/>"output_schema": {"$ref": "LedgerCommitResponse"}</text:span></text:p>
      <text:p text:style-name="P1"><text:span text:style-name="Source_20_Text"><text:s text:c="4"/>},</text:span></text:p>
      <text:p text:style-name="P1"><text:span text:style-name="Source_20_Text"><text:s text:c="4"/>{</text:span></text:p>
      <text:p text:style-name="P1"><text:span text:style-name="Source_20_Text"><text:s text:c="6"/>"name": "compliance_validate",</text:span></text:p>
      <text:p text:style-name="P1"><text:span text:style-name="Source_20_Text"><text:s text:c="6"/>"description": "Executa checagens KYC/AML/Sanctions",</text:span></text:p>
      <text:p text:style-name="P1"><text:span text:style-name="Source_20_Text"><text:s text:c="6"/>"input_schema": {"type":"object"},</text:span></text:p>
      <text:p text:style-name="P1"><text:span text:style-name="Source_20_Text"><text:s text:c="6"/>"output_schema": {"type":"object"}</text:span></text:p>
      <text:p text:style-name="P1"><text:span text:style-name="Source_20_Text"><text:s text:c="4"/>},</text:span></text:p>
      <text:p text:style-name="P1"><text:span text:style-name="Source_20_Text"><text:s text:c="4"/>{</text:span></text:p>
      <text:p text:style-name="P1"><text:span text:style-name="Source_20_Text"><text:s text:c="6"/>"name": "saga_start",</text:span></text:p>
      <text:p text:style-name="P1"><text:span text:style-name="Source_20_Text"><text:s text:c="6"/>"description": "Inicia orquestração transacional com compensações",</text:span></text:p>
      <text:p text:style-name="P1"><text:span text:style-name="Source_20_Text"><text:s text:c="6"/>"input_schema": {"type":"object"},</text:span></text:p>
      <text:p text:style-name="P1"><text:span text:style-name="Source_20_Text"><text:s text:c="6"/>"output_schema": {"type":"object"}</text:span></text:p>
      <text:p text:style-name="P1"><text:span text:style-name="Source_20_Text"><text:s text:c="4"/>}</text:span></text:p>
      <text:p text:style-name="P1"><text:span text:style-name="Source_20_Text"><text:s text:c="2"/>]</text:span></text:p>
      <text:p text:style-name="P2"><text:span text:style-name="Source_20_Text">}</text:span></text:p>
      <text:p text:style-name="Horizontal_20_Line"/>
      <text:h text:style-name="Heading_20_1" text:outline-level="1"><text:soft-page-break/>Exemplo de fluxo do agente (pseudocódigo)</text:h>
      <text:p text:style-name="P1"><text:span text:style-name="Source_20_Text">const saga = await actions.saga_start({</text:span></text:p>
      <text:p text:style-name="P1"><text:span text:style-name="Source_20_Text"><text:s text:c="2"/>name: "payment_with_split_and_ledger",</text:span></text:p>
      <text:p text:style-name="P1"><text:span text:style-name="Source_20_Text"><text:s text:c="2"/>steps: ["payment_intent_create","split_execute","ledger_commit","settlement_reconcile"],</text:span></text:p>
      <text:p text:style-name="P1"><text:span text:style-name="Source_20_Text"><text:s text:c="2"/>compensations: { "ledger_commit":"ledger_rollback", "split_execute":"refund_create" },</text:span></text:p>
      <text:p text:style-name="P1"><text:span text:style-name="Source_20_Text"><text:s text:c="2"/>timeout_s: 120</text:span></text:p>
      <text:p text:style-name="P1"><text:span text:style-name="Source_20_Text">});</text:span></text:p>
      <text:p text:style-name="P1"/>
      <text:p text:style-name="P1"><text:span text:style-name="Source_20_Text">const intent = await actions.payment_intent_create({ tenant_id, amount, currency });</text:span></text:p>
      <text:p text:style-name="P1"><text:span text:style-name="Source_20_Text">const split = await actions.split_execute({ intent_id: intent.id, strategy: "PROPORTIONAL", legs });</text:span></text:p>
      <text:p text:style-name="P1"><text:span text:style-name="Source_20_Text">const ledger = await actions.ledger_commit({ entries: toDoubleEntry(split), saga_id: saga.id });</text:span></text:p>
      <text:p text:style-name="P2"><text:span text:style-name="Source_20_Text">await actions.settlement_reconcile({ date_range, scheme, tenant_id });</text:span></text:p>
      <text:p text:style-name="Horizontal_20_Line"/>
      <text:h text:style-name="Heading_20_1" text:outline-level="1">Erros padronizados</text:h>
      <text:list xml:id="list3872660366" text:style-name="L11">
        <text:list-item>
          <text:p text:style-name="P13"><text:span text:style-name="Source_20_Text">LIMIT_EXCEEDED</text:span> 429 retryable</text:p>
        </text:list-item>
        <text:list-item>
          <text:p text:style-name="P13"><text:span text:style-name="Source_20_Text">CONFLICT</text:span> 409 idempotent replay</text:p>
        </text:list-item>
        <text:list-item>
          <text:p text:style-name="P13"><text:span text:style-name="Source_20_Text">DEPENDENCY_FAILURE</text:span> 424 retryable</text:p>
        </text:list-item>
        <text:list-item>
          <text:p text:style-name="P13"><text:span text:style-name="Source_20_Text">COMPLIANCE_BLOCKED</text:span> 403 non-retryable</text:p>
        </text:list-item>
        <text:list-item>
          <text:p text:style-name="P13"><text:span text:style-name="Source_20_Text">VALIDATION_ERROR</text:span> 422 non-retryable</text:p>
        </text:list-item>
      </text:list>
      <text:p text:style-name="Horizontal_20_Line"/>
      <text:p text:style-name="Text_20_body">Se quiser, envio o arquivo OpenAPI completo com todos os paths adicionais e exemplos de requests/respons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2T09:14:44.234000000</meta:creation-date>
    <dc:date>2025-11-02T09:14:58.452000000</dc:date>
    <meta:editing-duration>PT14S</meta:editing-duration>
    <meta:editing-cycles>1</meta:editing-cycles>
    <meta:document-statistic meta:table-count="0" meta:image-count="0" meta:object-count="0" meta:page-count="8" meta:paragraph-count="310" meta:word-count="1119" meta:character-count="10781" meta:non-whitespace-character-count="8601"/>
    <meta:generator>LibreOffice/7.3.2.2$Windows_X86_64 LibreOffice_project/49f2b1bff42cfccbd8f788c8dc32c1c309559be0</meta:generator>
  </office:meta>
</office:document-meta>
</file>